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83F6757BD4E35F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Arial"/>
    </style:style>
    <style:style style:name="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6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7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8" style:family="paragraph" style:parent-style-name="Standard" style:list-style-name="L1">
      <style:paragraph-properties fo:line-height="150%"/>
      <style:text-properties style:font-name="Arial" fo:language="en" fo:country="US" fo:font-weight="bold" officeooo:rsid="0021c4f4" officeooo:paragraph-rsid="0021c4f4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Arial" fo:language="en" fo:country="US" fo:font-weight="bold" officeooo:rsid="0021c4f4" officeooo:paragraph-rsid="0021c4f4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3" style:family="paragraph" style:parent-style-name="Standard" style:list-style-name="L1">
      <style:paragraph-properties fo:line-height="150%"/>
      <style:text-properties style:font-name="Arial" fo:language="en" fo:country="US" fo:font-weight="normal" officeooo:rsid="0021c4f4" officeooo:paragraph-rsid="0021c4f4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Arial" fo:language="en" fo:country="US" fo:font-weight="normal" officeooo:rsid="00230979" officeooo:paragraph-rsid="00230979" style:font-weight-asian="normal" style:font-weight-complex="normal"/>
    </style:style>
    <style:style style:name="P15" style:family="paragraph" style:parent-style-name="Standard" style:list-style-name="L1">
      <style:paragraph-properties fo:line-height="150%"/>
      <style:text-properties style:font-name="Arial" fo:language="en" fo:country="US" fo:font-weight="normal" officeooo:rsid="0023bddd" officeooo:paragraph-rsid="0023bddd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Courier New" fo:language="en" fo:country="US" fo:font-weight="normal" officeooo:rsid="0023bddd" officeooo:paragraph-rsid="0023bddd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Arial" fo:language="en" fo:country="US" fo:font-weight="normal" officeooo:rsid="0023bddd" officeooo:paragraph-rsid="0023bddd" style:font-weight-asian="normal" style:font-weight-complex="normal"/>
    </style:style>
    <style:style style:name="T1" style:family="text">
      <style:text-properties officeooo:rsid="0021174b"/>
    </style:style>
    <style:style style:name="T2" style:family="text">
      <style:text-properties officeooo:rsid="001f7992"/>
    </style:style>
    <style:style style:name="T3" style:family="text">
      <style:text-properties officeooo:rsid="0021c4f4"/>
    </style:style>
    <style:style style:name="T4" style:family="text">
      <style:text-properties officeooo:rsid="00230979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5cm" fo:text-indent="-1.499cm" fo:margin-left="3.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list xml:id="list2292922564" text:style-name="L1">
        <text:list-item>
          <text:p text:style-name="P7">RUN</text:p>
          <text:list>
            <text:list-item>
              <text:p text:style-name="P10">This application <text:span text:style-name="T3">was</text:span><text:span text:style-name="T2"> made </text:span><text:span text:style-name="T3">to create big amounts of random data for your SQL table.</text:span></text:p>
            </text:list-item>
            <text:list-item>
              <text:p text:style-name="P13">A full SQL can be very useful for the development stage and this app will make it easy and fast to generate entries.</text:p>
            </text:list-item>
            <text:list-item>
              <text:p text:style-name="P13">The RUN option will read the script.txt file.</text:p>
            </text:list-item>
            <text:list-item>
              <text:p text:style-name="P11"/>
            </text:list-item>
          </text:list>
        </text:list-item>
      </text:list>
      <text:p text:style-name="P9"/>
      <text:list xml:id="list145512823756242" text:continue-numbering="true" text:style-name="L1">
        <text:list-item>
          <text:p text:style-name="P8">CSV -&gt; SQL</text:p>
          <text:list>
            <text:list-item>
              <text:p text:style-name="P13">Takes a CSV file and translates it to SQL.</text:p>
            </text:list-item>
          </text:list>
        </text:list-item>
      </text:list>
      <text:p text:style-name="P9"/>
      <text:list xml:id="list145511950620232" text:continue-numbering="true" text:style-name="L1">
        <text:list-item>
          <text:p text:style-name="P8">EDIT SCRIPT</text:p>
          <text:list>
            <text:list-item>
              <text:p text:style-name="P13">Edits the script that helps you generate random SQL data.</text:p>
            </text:list-item>
            <text:list-item>
              <text:p text:style-name="P13">Write the script according to the following instructions:</text:p>
            </text:list-item>
            <text:list-item>
              <text:p text:style-name="P13">TABLE_NAME – this function sets <text:span text:style-name="T4">the name of the table you are filling. The function has 1 argument:</text:span></text:p>
              <text:list>
                <text:list-item>
                  <text:p text:style-name="P13">Name – <text:span text:style-name="T4">the name of the table.</text:span></text:p>
                </text:list-item>
              </text:list>
            </text:list-item>
            <text:list-item>
              <text:p text:style-name="P13">FIELD – <text:span text:style-name="T4">the field function has 3 arguments, field name, source file, and data type.</text:span></text:p>
              <text:list>
                <text:list-item>
                  <text:p text:style-name="P14">Field Name – the name of the field, for example: First name, Address, Password, Phone number, etc.</text:p>
                </text:list-item>
                <text:list-item>
                  <text:p text:style-name="P14">Source File – a file for random data. For example: (M, F), A list of names, a list of random phone numbers, addresses, numbers, etc.</text:p>
                </text:list-item>
                <text:list-item>
                  <text:p text:style-name="P14">Data Type – VARCHAR or NUMBER.</text:p>
                </text:list-item>
              </text:list>
            </text:list-item>
            <text:list-item>
              <text:p text:style-name="P15">Example:</text:p>
              <text:list>
                <text:list-item>
                  <text:p text:style-name="P15">Select 3 to edit the script.</text:p>
                </text:list-item>
                <text:list-item>
                  <text:p text:style-name="P15">Insert the following script into the text file:<text:line-break/><text:span text:style-name="T5">TABLE_NAME(Users)</text:span></text:p>
                  <text:p text:style-name="P16">FIELD(name, names.txt, VARCHAR)</text:p>
                  <text:p text:style-name="P16"><text:soft-page-break/>FIELD(gender, genders.txt, VARCHAR)</text:p>
                  <text:p text:style-name="P16">FIELD(age, numbers.txt, NUMBER)</text:p>
                </text:list-item>
                <text:list-item>
                  <text:p text:style-name="P15">Now go to the resource folder</text:p>
                </text:list-item>
              </text:list>
            </text:list-item>
          </text:list>
          <text:p text:style-name="P7"/>
        </text:list-item>
        <text:list-item>
          <text:p text:style-name="P7">SETTINGS</text:p>
          <text:list>
            <text:list-item>
              <text:p text:style-name="P11">Fill the settings.txt file according to the provided example:</text:p>
            </text:list-item>
            <text:list-item>
              <text:p text:style-name="P11">New files location &gt; D:\Users\Vlad\Desktop\New folder</text:p>
            </text:list-item>
            <text:list-item>
              <text:p text:style-name="P11">My photo-album location &gt; D:\Users\Vlad\Pictures\Photo Albums\Feldfix</text:p>
            </text:list-item>
            <text:list-item>
              <text:p text:style-name="P11">My video-album location &gt; D:\Users\Vlad\Videos\Video Album\Feldfix</text:p>
            </text:list-item>
          </text:list>
          <text:p text:style-name="P11"/>
        </text:list-item>
        <text:list-item>
          <text:p text:style-name="P7">HELP</text:p>
          <text:list>
            <text:list-item>
              <text:p text:style-name="P12">Open the help file</text:p>
            </text:list-item>
          </text:list>
          <text:p text:style-name="P12"/>
        </text:list-item>
        <text:list-item>
          <text:p text:style-name="P7">EXIT</text:p>
          <text:list>
            <text:list-item>
              <text:p text:style-name="P12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21174b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208865872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1"><draw:image xlink:href="Pictures/10000001000001F4000001F4183F6757BD4E35FC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208866328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SQL-Random-Data-Generator</text:p>
            </table:table-cell>
          </table:table-row>
          <table:table-row table:style-name="TableLine208867544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4</text:span>.0</text:p>
            </table:table-cell>
          </table:table-row>
          <table:table-row table:style-name="TableLine208865720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17T14:21:55.408000000</dc:date>
    <meta:editing-duration>PT1H42M30S</meta:editing-duration>
    <meta:editing-cycles>19</meta:editing-cycles>
    <meta:generator>LibreOffice/7.2.6.2$Windows_x86 LibreOffice_project/b0ec3a565991f7569a5a7f5d24fed7f52653d754</meta:generator>
    <meta:document-statistic meta:table-count="1" meta:image-count="1" meta:object-count="0" meta:page-count="2" meta:paragraph-count="41" meta:word-count="275" meta:character-count="1687" meta:non-whitespace-character-count="1417"/>
  </office:meta>
</office:document-meta>
</file>